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2b7aa" officeooo:paragraph-rsid="0022743a"/>
    </style:style>
    <style:style style:name="T1" style:family="text">
      <style:text-properties officeooo:rsid="0013e13d"/>
    </style:style>
    <style:style style:name="T2" style:family="text">
      <style:text-properties style:font-name="Liberation Serif1" officeooo:rsid="0013e13d"/>
    </style:style>
    <style:style style:name="T3" style:family="text">
      <style:text-properties style:font-name="Liberation Serif" officeooo:rsid="0013e13d"/>
    </style:style>
    <style:style style:name="T4" style:family="text">
      <style:text-properties style:font-name="Liberation Serif" officeooo:rsid="001bb7bb"/>
    </style:style>
    <style:style style:name="T5" style:family="text">
      <style:text-properties style:font-name="Liberation Serif" fo:font-style="italic" officeooo:rsid="001bb7bb" style:font-style-asian="italic" style:font-style-complex="italic"/>
    </style:style>
    <style:style style:name="T6" style:family="text">
      <style:text-properties style:font-name="Liberation Serif" fo:font-style="normal" officeooo:rsid="001bb7bb"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officeooo:rsid="0013e13d" style:font-style-asian="italic" style:font-style-complex="italic"/>
    </style:style>
    <style:style style:name="T9" style:family="text">
      <style:text-properties fo:font-style="italic" officeooo:rsid="001bb7bb" style:font-style-asian="italic" style:font-style-complex="italic"/>
    </style:style>
    <style:style style:name="T10" style:family="text">
      <style:text-properties fo:font-style="italic" officeooo:rsid="001fb859" style:font-style-asian="italic" style:font-style-complex="italic"/>
    </style:style>
    <style:style style:name="T11" style:family="text">
      <style:text-properties fo:font-style="italic" officeooo:rsid="002449c6" style:font-style-asian="italic" style:font-style-complex="italic"/>
    </style:style>
    <style:style style:name="T12" style:family="text">
      <style:text-properties fo:font-style="normal" officeooo:rsid="001fb859" style:font-style-asian="normal" style:font-style-complex="normal"/>
    </style:style>
    <style:style style:name="T13" style:family="text">
      <style:text-properties fo:font-style="normal" officeooo:rsid="0020a9c8" style:font-style-asian="normal" style:font-style-complex="normal"/>
    </style:style>
    <style:style style:name="T14" style:family="text">
      <style:text-properties fo:font-style="normal" officeooo:rsid="002449c6" style:font-style-asian="normal" style:font-style-complex="normal"/>
    </style:style>
    <style:style style:name="T15" style:family="text">
      <style:text-properties style:text-position="0% 100%" fo:font-style="italic" officeooo:rsid="002449c6" style:font-style-asian="italic" style:font-style-complex="italic"/>
    </style:style>
    <style:style style:name="T16" style:family="text">
      <style:text-properties style:text-position="0% 100%" fo:font-style="italic" officeooo:rsid="0025f94c" style:font-style-asian="italic" style:font-style-complex="italic"/>
    </style:style>
    <style:style style:name="T17" style:family="text">
      <style:text-properties style:text-position="0% 100%" fo:font-style="italic" officeooo:rsid="00280ab0" style:font-style-asian="italic" style:font-style-complex="italic"/>
    </style:style>
    <style:style style:name="T18" style:family="text">
      <style:text-properties style:text-position="0% 100%" fo:font-style="normal" officeooo:rsid="002449c6" style:font-style-asian="normal" style:font-style-complex="normal"/>
    </style:style>
    <style:style style:name="T19" style:family="text">
      <style:text-properties style:text-position="0% 100%" fo:font-style="normal" officeooo:rsid="0025f94c" style:font-style-asian="normal" style:font-style-complex="normal"/>
    </style:style>
    <style:style style:name="T20" style:family="text">
      <style:text-properties style:text-position="0% 100%" fo:font-style="normal" officeooo:rsid="0026b6fa" style:font-style-asian="normal" style:font-style-complex="normal"/>
    </style:style>
    <style:style style:name="T21" style:family="text">
      <style:text-properties style:text-position="0% 100%" fo:font-style="normal" officeooo:rsid="00280ab0" style:font-style-asian="normal" style:font-style-complex="normal"/>
    </style:style>
    <style:style style:name="T22" style:family="text">
      <style:text-properties style:text-position="0% 100%" fo:font-style="normal" officeooo:rsid="002951fb" style:font-style-asian="normal" style:font-style-complex="normal"/>
    </style:style>
    <style:style style:name="T23" style:family="text">
      <style:text-properties style:text-position="0% 100%" fo:font-style="normal" officeooo:rsid="002aa8bb"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e <text:span text:style-name="T7">bonePicture</text:span> class can be used to draw <text:span text:style-name="T1">a picture so that the pivot point in the picture lines up with the actual point around which it pivots. The make function has two explicit parameters—a picture and a table full of information. For the class to work correctly, it must be given the distance from the left side and the distance from the top of the picture to the picture's pivot point in a table called </text:span><text:span text:style-name="T9">relPivotPoint</text:span><text:span text:style-name="T1">. The function must also be given a bone made using the </text:span><text:span text:style-name="T8">bone</text:span><text:span text:style-name="T1"> class. The bone's make function takes a table full of information. The </text:span><text:span text:style-name="T10">startPoint </text:span><text:span text:style-name="T12">is the point on the screen around which the bone </text:span><text:span text:style-name="T13">and picture </text:span><text:span text:style-name="T12">will rotate. </text:span><text:span text:style-name="T14">There are several different ways to define an </text:span><text:span text:style-name="T11">end</text:span><text:span text:style-name="T15">Point</text:span><text:span text:style-name="T18"> for the bone. </text:span><text:span text:style-name="T19">A </text:span><text:span text:style-name="T16">length</text:span><text:span text:style-name="T19"> and absolute angle (</text:span><text:span text:style-name="T16">absAngle</text:span><text:span text:style-name="T19">) can be given, or a </text:span><text:span text:style-name="T16">length</text:span><text:span text:style-name="T19"> and an angle relative (</text:span><text:span text:style-name="T16">relAngle</text:span><text:span text:style-name="T19">)</text:span><text:span text:style-name="T16"> to</text:span><text:span text:style-name="T19"> the parent bone can be given, </text:span><text:span text:style-name="T20">or either one of those angles can be given and the default length of 10 will be used. </text:span><text:span text:style-name="T21">The </text:span><text:span text:style-name="T17">endPoint</text:span><text:span text:style-name="T21"> can also be explicitly defined. </text:span><text:span text:style-name="T23">Bones can be connected in a parent-child relationship, in which the child bone starts at the end of the parent bone and is attached to that end.</text:span></text:p>
      <text:p text:style-name="P1"/>
      <text:p text:style-name="P1"><text:span text:style-name="T1">To calibrate an angle of 0</text:span><text:span text:style-name="T2">º</text:span><text:span text:style-name="T3"> </text:span><text:span text:style-name="T4">for an arbitrary straight line in the picture, the function must also be given the angle of the line as </text:span><text:span text:style-name="T5">bonePicAngle</text:span><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9T12:17:14.806213038</meta:creation-date>
    <dc:date>2014-07-09T12:45:27.135756027</dc:date>
    <meta:editing-duration>PT26M57S</meta:editing-duration>
    <meta:editing-cycles>23</meta:editing-cycles>
    <meta:generator>LibreOffice/4.2.4.2$Linux_X86_64 LibreOffice_project/420m0$Build-2</meta:generator>
    <meta:document-statistic meta:table-count="0" meta:image-count="0" meta:object-count="0" meta:page-count="1" meta:paragraph-count="2" meta:word-count="232" meta:character-count="1261" meta:non-whitespace-character-count="1030"/>
  </office:meta>
</office:document-meta>
</file>